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4"/>
    <style:style style:name="P7" style:family="paragraph" style:parent-style-name="Standard">
      <style:text-properties fo:color="#cc3300"/>
    </style:style>
    <style:style style:name="P8" style:family="paragraph" style:parent-style-name="Standard" style:list-style-name="L1">
      <style:text-properties fo:color="#cc3300"/>
    </style:style>
    <style:style style:name="P9" style:family="paragraph" style:parent-style-name="Standard" style:list-style-name="L4">
      <style:text-properties fo:color="#cc3300"/>
    </style:style>
    <style:style style:name="P10" style:family="paragraph" style:parent-style-name="Standard" style:list-style-name="L5">
      <style:text-properties fo:color="#cc3300" fo:font-weight="normal" style:font-weight-asian="normal" style:font-weight-complex="normal"/>
    </style:style>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5">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cc33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ÓM TẮT NỘI DUNG LEARNING C/C++</text:p>
      <text:p text:style-name="P1"/>
      <text:p text:style-name="P2"><text:span text:style-name="T2">Tài liệu tham khảo</text:span>: Kyle Loudon - Mastering Algorithms with C (1999)</text:p>
      <text:p text:style-name="P2"><text:span text:style-name="T2">Link</text:span>: <text:a xlink:type="simple" xlink:href="http://93.174.95.29/_ads/076CD951D6E6788ED48B95C1E99830AD" text:style-name="Internet_20_link" text:visited-style-name="Visited_20_Internet_20_Link"><text:span text:style-name="T1">http://93.174.95.29/_ads/076CD951D6E6788ED48B95C1E99830AD</text:span></text:a></text:p>
      <text:p text:style-name="P2"/>
      <text:list xml:id="list6780344097050556981" text:style-name="L1">
        <text:list-item>
          <text:p text:style-name="P4">Các khái niệm cơ bản:</text:p>
          <text:p text:style-name="P4">1.1. Con trỏ: </text:p>
          <text:p text:style-name="P4">- Khái niệm: là biến được cấp phát lưu địa chỉ mà nó <text:s/>trỏ đến chứa giá trị cần được thao tác</text:p>
          <text:p text:style-name="P4">- Cú pháp khai báo: &lt;kiểu dữ liệu&gt; * &lt;tên biến con trỏ&gt;</text:p>
          <text:p text:style-name="P4">- Con trỏ hàm:</text:p>
          <text:list>
            <text:list-header>
              <text:p text:style-name="P4">+ Các kiểu truyền biến: tham trị, tham chiếu</text:p>
              <text:p text:style-name="P4">+ Ép kiểu: &lt;kiểu dữ liệu&gt; bien_1 = (&lt;kiểu dữ liệu&gt;)bien_2</text:p>
            </text:list-header>
          </text:list>
          <text:p text:style-name="P4">1.2. Đệ quy:</text:p>
        </text:list-item>
      </text:list>
      <text:list xml:id="list3601169543014694477" text:style-name="L2">
        <text:list-item>
          <text:list>
            <text:list-item>
              <text:p text:style-name="P5">Điều kiện dừng: xác định quy luật của bài toán và đặt điều kiện kết thúc bài toán trả về 1 giá trị mặc định.</text:p>
            </text:list-item>
            <text:list-item>
              <text:p text:style-name="P5">Phương thức đệ quy: quá trình gọi lại phương thức cho đến khi gặp điều kiện dừng.</text:p>
            </text:list-item>
          </text:list>
        </text:list-item>
      </text:list>
      <text:list xml:id="list30240269" text:continue-list="list6780344097050556981" text:style-name="L1">
        <text:list-header>
          <text:p text:style-name="P4">1.3. Độ phức tạp của thuật toán: kí hiệu là Big(O) được đo bằng số lượng phép tính hoặc thời gian thực thi chương trình hoặc dung lượng bộ nhớ sử dụng khi thực thi chương trình. Big(O) càng lớn chi phí hao phi cho thuật toán càng nhiều.</text:p>
        </text:list-header>
        <text:list-item>
          <text:p text:style-name="P4">Cấu trúc dữ liệu:</text:p>
          <text:p text:style-name="P4">2.1. Linked Lists: danh sách các Node được cấp phát động chứa data, giữa các Node được liên kết với nhau bằng con trỏ Node tạo thành 1 danh sách chặt chẽ.</text:p>
          <text:list>
            <text:list-header>
              <text:p text:style-name="P4">2.1.1 Singly: danh sách liên kết có các Node được liên kết bằng con trỏ Node Next. Con trỏ Next trỏ tới phần tử tiếp theo của danh sách. Phần tử cuối cùng của danh sách có Next là NULL.</text:p>
              <text:p text:style-name="P8">Typedef struct ListElmt_{</text:p>
              <text:list>
                <text:list-header>
                  <text:p text:style-name="P8">void *data;</text:p>
                  <text:p text:style-name="P8">struct ListElmt_ *next;</text:p>
                </text:list-header>
              </text:list>
              <text:p text:style-name="P8">}ListElmt;</text:p>
              <text:p text:style-name="P8">Typedef struct List_{</text:p>
              <text:list text:continue-numbering="true">
                <text:list-header>
                  <text:p text:style-name="P8">int size;</text:p>
                  <text:p text:style-name="P8">int (*match)(const void *key1, const void *key2);</text:p>
                  <text:p text:style-name="P8">void (*destroy)(void *data);</text:p>
                  <text:p text:style-name="P8">struct ListElmt_ *next;</text:p>
                  <text:p text:style-name="P8">ListElmt *head;</text:p>
                  <text:p text:style-name="P8">ListElmt *tail;</text:p>
                </text:list-header>
              </text:list>
              <text:p text:style-name="P8">}List;</text:p>
              <text:p text:style-name="P4">- Các phương thức thao tác:</text:p>
            </text:list-header>
          </text:list>
        </text:list-item>
      </text:list>
      <text:list xml:id="list5349220106037257061" text:style-name="L4">
        <text:list-item>
          <text:list>
            <text:list-item>
              <text:list>
                <text:list-item>
                  <text:list>
                    <text:list-item>
                      <text:p text:style-name="P6">Hàm tạo: list_init ~ khởi tạo 1 danh sách liên kết cụ thể, hàm sẽ được gọi đầu tiên trước các phương thức khác. <text:span text:style-name="T3">destroy </text:span>cung cấp cách cấp phát động bộ nhớ khi được gọi.</text:p>
                      <text:p text:style-name="P9">void list_init(List *list, void (*destroy)(void *data));</text:p>
                    </text:list-item>
                    <text:list-item>
                      <text:p text:style-name="P6">Hàm hủy: list_destroy ~ Hủy bỏ 1 danh sách cụ thể, xóa tất cả phần tử của danh sách</text:p>
                      <text:p text:style-name="P9">void list_destroy(List *list);</text:p>
                    </text:list-item>
                    <text:list-item>
                      <text:p text:style-name="P6">Hàm thêm phần tử tiếp theo: list_ins_next ~ Chèn 1 phần tử kế tiếp sau <text:span text:style-name="T3">element</text:span>, If <text:span text:style-name="T3">element</text:span> là NULL, thì chèn vào đầu danh sách. Hàm trả về 0 khi chèn thành công, nếu không trả về -1.</text:p>
                      <text:p text:style-name="P9">int list_ins_next(List *list, ListElmt *element, const void *data);</text:p>
                    </text:list-item>
                    <text:list-item>
                      <text:p text:style-name="P6"><text:soft-page-break/>Hàm xóa phần tử tiếp theo: list_rem_next ~ Xóa 1 phần tử kế tiếp sau <text:span text:style-name="T3">element</text:span>. If <text:span text:style-name="T3">element</text:span> là NULL, tức là xóa phần tử đầu của danh sách. Hàm trả về 0 khi xóa thành công, nếu không trả về -1.</text:p>
                      <text:p text:style-name="P9">int list_rem_next(List *list, ListElmt *element, void **data);</text:p>
                    </text:list-item>
                    <text:list-item>
                      <text:p text:style-name="P6">Hàm lấy số phần tử: list_size ~ Trả về số phần tử của danh sách.</text:p>
                      <text:p text:style-name="P9">int list_size(const List *list);</text:p>
                    </text:list-item>
                    <text:list-item>
                      <text:p text:style-name="P6">Hàm lấy phần tử đầu tiên: list_head ~ Trả về phần tử đầu tiên của danh sách</text:p>
                      <text:p text:style-name="P9">ListElmt *list_head(const List *list);</text:p>
                    </text:list-item>
                    <text:list-item>
                      <text:p text:style-name="P6">Hàm lấy phần tử cuối cùng: list_tail ~ Trả về phần tử cuối cùng của danh sách</text:p>
                      <text:p text:style-name="P9">ListElmt *list_tail(const List *list);</text:p>
                    </text:list-item>
                    <text:list-item>
                      <text:p text:style-name="P6">Hàm xác định phần tử đầu: list_is_head ~ Trả về 1 nếu là phần tử đầu của danh sách</text:p>
                      <text:p text:style-name="P9">int list_is_head(const List *list);</text:p>
                    </text:list-item>
                    <text:list-item>
                      <text:p text:style-name="P6">Hàm xác định phần tử cuối: list_is_tail ~ Trả về 1 nếu là phần tử cuối của danh sách</text:p>
                      <text:p text:style-name="P9">int list_is_tail(const List *list);</text:p>
                    </text:list-item>
                    <text:list-item>
                      <text:p text:style-name="P6">Hàm lấy dữ liệu trong phần tử: list_data ~ Biểu diễn dữ liệu của 1 phần tử</text:p>
                      <text:p text:style-name="P9">void *list_data(const ListElmt *element);</text:p>
                    </text:list-item>
                    <text:list-item>
                      <text:p text:style-name="P6">Hàm duyệt 1 phần tử cụ thể: list_next ~ Duyệt và trả về 1 phần tử</text:p>
                      <text:p text:style-name="P9">ListElmt *list_next(const ListElmt *element);</text:p>
                    </text:list-item>
                  </text:list>
                </text:list-item>
              </text:list>
            </text:list-item>
          </text:list>
        </text:list-item>
      </text:list>
      <text:list xml:id="list30239518" text:continue-list="list30240269" text:style-name="L1">
        <text:list-item>
          <text:list>
            <text:list-header>
              <text:p text:style-name="P4">2.1.2 Doubly: danh sách liên kết được nối với nhau bằng con trỏ Next và con trỏ Previous. Con trỏ Next trỏ tới phần tử tiếp theo, con trỏ Previous trỏ tới phần tử trước đó của Node hiện hành. Node head có con trỏ Previous là NULL, Node tail có con trỏ Next là NULL.</text:p>
              <text:p text:style-name="P4">- Các phương thức:</text:p>
            </text:list-header>
          </text:list>
        </text:list-item>
      </text:list>
      <text:p text:style-name="Standard"><text:tab/><text:tab/><text:span text:style-name="T3">Typedef struct DListElmt_{</text:span></text:p>
      <text:list xml:id="list30236040" text:continue-numbering="true" text:style-name="L1">
        <text:list-item>
          <text:list>
            <text:list-item>
              <text:list>
                <text:list-header>
                  <text:p text:style-name="P8">void *data;</text:p>
                  <text:p text:style-name="P8">struct DListElmt_ *next;</text:p>
                  <text:p text:style-name="P8">struct DListElmt_ *prev;</text:p>
                  <text:p text:style-name="P8">}DListElmt;</text:p>
                  <text:p text:style-name="P8">Typedef struct DList_{</text:p>
                  <text:p text:style-name="P8">int size;</text:p>
                  <text:p text:style-name="P8">int (*match)(const void *key1, const void *key2);</text:p>
                  <text:p text:style-name="P8">void (*destroy)(void *data);</text:p>
                  <text:p text:style-name="P8">struct DListElmt_ *next;</text:p>
                  <text:p text:style-name="P8">DListElmt *head;</text:p>
                  <text:p text:style-name="P8">DListElmt *tail;</text:p>
                </text:list-header>
              </text:list>
            </text:list-item>
          </text:list>
        </text:list-item>
      </text:list>
      <text:p text:style-name="P7"><text:tab/><text:tab/>}DList;</text:p>
      <text:list xml:id="list314247140693256861" text:style-name="L8">
        <text:list-item>
          <text:list>
            <text:list-item>
              <text:list>
                <text:list-item>
                  <text:p text:style-name="P14">Hàm tạo: dlist_init ~ khởi tạo 1 danh sách liên kết cụ thể, hàm sẽ được gọi đầu tiên trước các phương thức khác. <text:span text:style-name="T3">destroy </text:span>cung cấp cách cấp phát động bộ nhớ khi được gọi.</text:p>
                  <text:list>
                    <text:list-header>
                      <text:p text:style-name="P14"><text:span text:style-name="T3">void dlist_init(DList *list, void (*destroy)(void *data));</text:span></text:p>
                    </text:list-header>
                  </text:list>
                </text:list-item>
                <text:list-item>
                  <text:p text:style-name="P14">Hàm hủy: dlist_destroy ~ Hủy bỏ 1 danh sách cụ thể, xóa tất cả phần tử của danh sách</text:p>
                </text:list-item>
              </text:list>
            </text:list-item>
          </text:list>
        </text:list-item>
      </text:list>
      <text:list xml:id="list30234743" text:continue-list="list30236040" text:style-name="L1">
        <text:list-item>
          <text:list>
            <text:list-item>
              <text:list>
                <text:list-item>
                  <text:list>
                    <text:list-item>
                      <text:list>
                        <text:list-header>
                          <text:p text:style-name="P8">void dlist_destroy(DList *list);</text:p>
                        </text:list-header>
                      </text:list>
                    </text:list-item>
                  </text:list>
                </text:list-item>
              </text:list>
            </text:list-item>
          </text:list>
        </text:list-item>
      </text:list>
      <text:list xml:id="list2265211218572478237" text:style-name="L7">
        <text:list-item>
          <text:list>
            <text:list-item>
              <text:list>
                <text:list-item>
                  <text:p text:style-name="P13">Hàm thêm phần tử tiếp theo: dlist_ins_next ~ Chèn 1 phần tử kế tiếp sau <text:span text:style-name="T3">element</text:span>, nếu <text:span text:style-name="T3">element</text:span> là NULL, thì chèn vào bất cứ đâu, nên chèn vào vị trí NULL để tránh nhập nhằng. Hàm trả về 0 khi chèn thành công, nếu không trả về -1</text:p>
                </text:list-item>
              </text:list>
            </text:list-item>
          </text:list>
        </text:list-item>
      </text:list>
      <text:list xml:id="list30245979" text:continue-list="list30234743" text:style-name="L1">
        <text:list-item>
          <text:list>
            <text:list-item>
              <text:list>
                <text:list-item>
                  <text:list>
                    <text:list-item>
                      <text:list>
                        <text:list-header>
                          <text:p text:style-name="P8">int dlist_ins_next(DList *list, DListElmt *element, const void *data);</text:p>
                        </text:list-header>
                      </text:list>
                    </text:list-item>
                  </text:list>
                </text:list-item>
              </text:list>
            </text:list-item>
          </text:list>
        </text:list-item>
      </text:list>
      <text:list xml:id="list910400685567072689" text:style-name="L6">
        <text:list-item>
          <text:list>
            <text:list-item>
              <text:list>
                <text:list-item>
                  <text:p text:style-name="P12">Hàm thêm phẩn tử trước đó: dlist_ins_prev ~ Chèn 1 phần tử vào trước <text:span text:style-name="T3">element</text:span>, nếu danh sách rỗng, chèn vào bất cứ đâu, nhưng nên chèn vào NULL để tránh nhập <text:soft-page-break/>nhằng. Hàm trả về 0 khi chèn thành công, nếu không trả về -1.</text:p>
                </text:list-item>
              </text:list>
            </text:list-item>
          </text:list>
        </text:list-item>
      </text:list>
      <text:p text:style-name="Standard"><text:tab/><text:tab/> <text:s text:c="5"/><text:tab/><text:span text:style-name="T3">int dlist_ins_prev(DList *list, DListElmt *element, const void *data);</text:span></text:p>
      <text:list xml:id="list3932883350870379336" text:style-name="L5">
        <text:list-item>
          <text:list>
            <text:list-item>
              <text:list>
                <text:list-item>
                  <text:p text:style-name="P11">Hàm xóa phần tử: dlist_rem ~ Xóa 1 phần tử <text:span text:style-name="T3">element</text:span>. Hàm trả về 0 khi xóa thành công, nếu không trả về -1.</text:p>
                  <text:list>
                    <text:list-header>
                      <text:p text:style-name="P11"><text:span text:style-name="T3">int dlist_rem(DList *list, DListElmt *element, void **data);</text:span></text:p>
                    </text:list-header>
                  </text:list>
                </text:list-item>
                <text:list-item>
                  <text:p text:style-name="P15">Hàm lấy số phần tử: list_size</text:p>
                  <text:list>
                    <text:list-header>
                      <text:p text:style-name="P10">int dlist_size(const DList *list);</text:p>
                    </text:list-header>
                  </text:list>
                </text:list-item>
                <text:list-item>
                  <text:p text:style-name="P15">Hàm lấy phần tử đầu tiên: dlist_head</text:p>
                  <text:list>
                    <text:list-header>
                      <text:p text:style-name="P10">DListElmt *dlist_head(const DList *list);</text:p>
                    </text:list-header>
                  </text:list>
                </text:list-item>
                <text:list-item>
                  <text:p text:style-name="P15">Hàm lấy phần tử cuối cùng: dlist_tail</text:p>
                  <text:list>
                    <text:list-header>
                      <text:p text:style-name="P10">DListElmt *dlist_tail(const DList *list);</text:p>
                    </text:list-header>
                  </text:list>
                </text:list-item>
                <text:list-item>
                  <text:p text:style-name="P15">Hàm xác định phần tử đầu: dlist_is_head</text:p>
                  <text:list>
                    <text:list-header>
                      <text:p text:style-name="P10">int dlist_is_head(const DList *list);</text:p>
                    </text:list-header>
                  </text:list>
                </text:list-item>
                <text:list-item>
                  <text:p text:style-name="P15">Hàm xác định phần tử cuối: list_is_tail</text:p>
                  <text:list>
                    <text:list-header>
                      <text:p text:style-name="P10">int dlist_is_tail(const DList *list);</text:p>
                    </text:list-header>
                  </text:list>
                </text:list-item>
                <text:list-item>
                  <text:p text:style-name="P15">Hàm lấy dữ liệu trong phần tử: list_data</text:p>
                  <text:list>
                    <text:list-header>
                      <text:p text:style-name="P10">void *dlist_data(const DListElmt *element);</text:p>
                    </text:list-header>
                  </text:list>
                </text:list-item>
                <text:list-item>
                  <text:p text:style-name="P15">Hàm duyệt 1 phần tử cụ thể: list_next</text:p>
                </text:list-item>
              </text:list>
            </text:list-item>
          </text:list>
        </text:list-item>
      </text:list>
      <text:list xml:id="list30224659" text:continue-list="list30245979" text:style-name="L1">
        <text:list-item>
          <text:list>
            <text:list-item>
              <text:list>
                <text:list-item>
                  <text:list>
                    <text:list-item>
                      <text:list>
                        <text:list-header>
                          <text:p text:style-name="P4"><text:span text:style-name="T3">DListElmt *dlist_next(const DListElmt *element);</text:span></text:p>
                        </text:list-header>
                      </text:list>
                    </text:list-item>
                  </text:list>
                </text:list-item>
              </text:list>
              <text:p text:style-name="P4">2.1.3 Circular: Danh sách liên kết vòng là thuộc dạng danh sách liên kết đơn hoặc kép, nhưng Node đầu và cuối được liên kết với nhau.</text:p>
            </text:list-item>
            <text:list-item>
              <text:p text:style-name="P4"/>
            </text:list-item>
          </text:list>
          <text:p text:style-name="P4">2.2. Stack and Queue</text:p>
          <text:list text:continue-numbering="true">
            <text:list-header>
              <text:p text:style-name="P4">2.2.1 Stack</text:p>
              <text:p text:style-name="P4">2.2.2 Queue</text:p>
            </text:list-header>
          </text:list>
          <text:p text:style-name="P4">2.3. Sets</text:p>
          <text:p text:style-name="P4">2.4. Hash Tables:</text:p>
          <text:list text:continue-numbering="true">
            <text:list-header>
              <text:p text:style-name="P4">2.4.1 </text:p>
              <text:p text:style-name="P4">2.4.2</text:p>
              <text:p text:style-name="P4">2.4.3</text:p>
              <text:p text:style-name="P4">2.4.4</text:p>
              <text:p text:style-name="P4">2.4.5</text:p>
            </text:list-header>
          </text:list>
          <text:p text:style-name="P4">2.5. Trees</text:p>
          <text:list text:continue-numbering="true">
            <text:list-header>
              <text:p text:style-name="P4">2.5.1</text:p>
              <text:p text:style-name="P4">2.5.2</text:p>
              <text:p text:style-name="P4">2.5.3</text:p>
              <text:p text:style-name="P4">2.5.4</text:p>
            </text:list-header>
          </text:list>
          <text:p text:style-name="P4">2.6. Heaps and Priority Queues</text:p>
          <text:list text:continue-numbering="true">
            <text:list-header>
              <text:p text:style-name="P4">2.6.1</text:p>
              <text:p text:style-name="P4">2.6.2</text:p>
              <text:p text:style-name="P4">2.6.3</text:p>
              <text:p text:style-name="P4">2.6.4</text:p>
            </text:list-header>
          </text:list>
          <text:p text:style-name="P4">2.7. Graphs</text:p>
          <text:list text:continue-numbering="true">
            <text:list-header>
              <text:p text:style-name="P4">2.7.1</text:p>
              <text:p text:style-name="P4">2.7.2</text:p>
              <text:p text:style-name="P4">2.7.3</text:p>
            </text:list-header>
          </text:list>
        </text:list-item>
        <text:list-item>
          <text:p text:style-name="P4">Thuật toán:</text:p>
          <text:p text:style-name="P4">3.1 Tìm kiếm và sắp xếp</text:p>
          <text:list>
            <text:list-header>
              <text:p text:style-name="P4"><text:soft-page-break/>3.1.1</text:p>
              <text:p text:style-name="P4">3.1.2</text:p>
              <text:p text:style-name="P4">3.1.3</text:p>
              <text:p text:style-name="P4">3.1.4</text:p>
              <text:p text:style-name="P4">3.1.5</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5T09:38:18.03</meta:creation-date>
    <dc:date>2019-11-18T10:02:59.78</dc:date>
    <meta:editing-duration>PT2H5M30S</meta:editing-duration>
    <meta:editing-cycles>8</meta:editing-cycles>
    <meta:generator>OpenOffice/4.1.5$Win32 OpenOffice.org_project/415m1$Build-9789</meta:generator>
    <meta:document-statistic meta:table-count="0" meta:image-count="0" meta:object-count="0" meta:page-count="4" meta:paragraph-count="123" meta:word-count="1108" meta:character-count="5773"/>
  </office:meta>
</office:document-meta>
</file>